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43cm" table:align="right"/>
    </style:style>
    <style:style style:name="Table1.A" style:family="table-column">
      <style:table-column-properties style:column-width="5.743cm"/>
    </style:style>
    <style:style style:name="Table1.A1" style:family="table-cell">
      <style:table-cell-properties fo:padding="0.097cm" fo:border="none"/>
    </style:style>
    <style:style style:name="tabCasTraiteRecapTmr" style:family="table">
      <style:table-properties style:width="16.999cm" table:align="margins"/>
    </style:style>
    <style:style style:name="tabCasTraiteRecapTmr.A" style:family="table-column">
      <style:table-column-properties style:column-width="3.36cm" style:rel-column-width="12954*"/>
    </style:style>
    <style:style style:name="tabCasTraiteRecapTmr.B" style:family="table-column">
      <style:table-column-properties style:column-width="7.883cm" style:rel-column-width="30390*"/>
    </style:style>
    <style:style style:name="tabCasTraiteRecapTmr.C" style:family="table-column">
      <style:table-column-properties style:column-width="1.958cm" style:rel-column-width="7548*"/>
    </style:style>
    <style:style style:name="tabCasTraiteRecapTmr.D" style:family="table-column">
      <style:table-column-properties style:column-width="3.798cm" style:rel-column-width="14643*"/>
    </style:style>
    <style:style style:name="tabCasTraiteRecapTmr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CasTraiteRecapTmr.D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CasTraiteRecapTmr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CasTraiteRecapTmr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CasTraiteRecapTmr.A3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1" fo:font-size="10pt" style:font-size-asian="10pt" style:font-size-complex="10pt"/>
    </style:style>
    <style:style style:name="P8" style:family="paragraph" style:parent-style-name="Text_20_body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1" style:family="paragraph" style:parent-style-name="Text_20_body">
      <style:text-properties style:font-name="Arial1" fo:font-size="10pt" style:font-size-asian="10pt" style:font-size-complex="10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2pt" style:font-size-asian="2pt" style:font-size-complex="2pt"/>
    </style:style>
    <style:style style:name="P14" style:family="paragraph" style:parent-style-name="Standard">
      <style:paragraph-properties fo:margin-top="0cm" fo:margin-bottom="0cm"/>
      <style:text-properties style:font-name="Arial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RFM_sansAdresse#%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%=ADRESSE_CMS=%</text:p>
          </table:table-cell>
        </table:table-row>
      </table:table>
      <text:p text:style-name="P14"/>
      <text:p text:style-name="P12"/>
      <text:p text:style-name="P11">%=DATE_ET_LIEU=%</text:p>
      <text:p text:style-name="P10"/>
      <text:p text:style-name="P9">%=titreDocumentRecapTmrListeTraite=%</text:p>
      <text:p text:style-name="P8"/>
      <table:table table:name="tabCasTraiteRecapTmr" table:style-name="tabCasTraiteRecapTmr">
        <table:table-column table:style-name="tabCasTraiteRecapTmr.A"/>
        <table:table-column table:style-name="tabCasTraiteRecapTmr.B"/>
        <table:table-column table:style-name="tabCasTraiteRecapTmr.C"/>
        <table:table-column table:style-name="tabCasTraiteRecapTmr.D"/>
        <table:table-row>
          <table:table-cell table:style-name="tabCasTraiteRecapTmr.A1" office:value-type="string">
            <text:p text:style-name="P6">%=titreNss=%</text:p>
          </table:table-cell>
          <table:table-cell table:style-name="tabCasTraiteRecapTmr.A1" office:value-type="string">
            <text:p text:style-name="P6">%=titreNomPrenomTiers=%</text:p>
          </table:table-cell>
          <table:table-cell table:style-name="tabCasTraiteRecapTmr.A1" office:value-type="string">
            <text:p text:style-name="P6">%=titreAnneeQd=%</text:p>
          </table:table-cell>
          <table:table-cell table:style-name="tabCasTraiteRecapTmr.D1" office:value-type="string">
            <text:p text:style-name="P6">%=titreMontant=%</text:p>
          </table:table-cell>
        </table:table-row>
        <table:table-row>
          <table:table-cell table:style-name="tabCasTraiteRecapTmr.A2" office:value-type="string">
            <text:p text:style-name="P4">%{ligneDetailTraiteRecapTmr}%%=nssTraiteRecap=%</text:p>
          </table:table-cell>
          <table:table-cell table:style-name="tabCasTraiteRecapTmr.A2" office:value-type="string">
            <text:p text:style-name="P1">%=tiersTraiteRecap=%</text:p>
          </table:table-cell>
          <table:table-cell table:style-name="tabCasTraiteRecapTmr.A2" office:value-type="string">
            <text:p text:style-name="P3">%=anneeTraiteQdRecap=%</text:p>
          </table:table-cell>
          <table:table-cell table:style-name="tabCasTraiteRecapTmr.D2" office:value-type="string">
            <text:p text:style-name="P2">%=montantTraiteRecap=%</text:p>
          </table:table-cell>
        </table:table-row>
        <table:table-row>
          <table:table-cell table:style-name="tabCasTraiteRecapTmr.A3" office:value-type="string">
            <text:p text:style-name="P4">%{ligneTotalTraiteRecapTmr}%<text:span text:style-name="T1">%=texteTotalTraiteRecap=%</text:span></text:p>
          </table:table-cell>
          <table:table-cell table:style-name="tabCasTraiteRecapTmr.A3" office:value-type="string">
            <text:p text:style-name="P1"/>
          </table:table-cell>
          <table:table-cell table:style-name="tabCasTraiteRecapTmr.A3" office:value-type="string">
            <text:p text:style-name="P1"/>
          </table:table-cell>
          <table:table-cell table:style-name="tabCasTraiteRecapTmr.A3" office:value-type="string">
            <text:p text:style-name="P5">%=montantTotalTraiteRecap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7-10T11:58:00.27</dc:date>
    <meta:editing-cycles>34</meta:editing-cycles>
    <meta:editing-duration>PT4H2M54S</meta:editing-duration>
    <meta:document-statistic meta:table-count="2" meta:image-count="0" meta:object-count="0" meta:page-count="1" meta:paragraph-count="14" meta:word-count="15" meta:character-count="367"/>
    <meta:user-defined meta:name="Info 1"/>
    <meta:user-defined meta:name="Info 2"/>
    <meta:user-defined meta:name="Info 3"/>
    <meta:user-defined meta:name="Info 4"/>
  </office:meta>
</office:document-meta>
</file>